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00000000CF73E1439B139099FF.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8e60a" officeooo:paragraph-rsid="0018e60a"/>
    </style:style>
    <style:style style:name="P2" style:family="paragraph" style:parent-style-name="Standard">
      <style:paragraph-properties fo:text-align="center" style:justify-single-word="false"/>
      <style:text-properties officeooo:rsid="00196a01" officeooo:paragraph-rsid="00196a01"/>
    </style:style>
    <style:style style:name="P3" style:family="paragraph" style:parent-style-name="Standard">
      <style:paragraph-properties fo:text-align="start" style:justify-single-word="false"/>
      <style:text-properties officeooo:rsid="00196a01" officeooo:paragraph-rsid="00196a01"/>
    </style:style>
    <style:style style:name="P4" style:family="paragraph" style:parent-style-name="Standard">
      <style:paragraph-properties fo:text-align="center" style:justify-single-word="false"/>
      <style:text-properties fo:font-weight="bold" officeooo:rsid="0018e60a" officeooo:paragraph-rsid="0018e60a" style:font-weight-asian="bold" style:font-weight-complex="bold"/>
    </style:style>
    <style:style style:name="P5" style:family="paragraph" style:parent-style-name="Standard">
      <style:paragraph-properties fo:text-align="start" style:justify-single-word="false"/>
      <style:text-properties officeooo:rsid="00196a01" officeooo:paragraph-rsid="00196a01"/>
    </style:style>
    <style:style style:name="P6" style:family="paragraph" style:parent-style-name="Standard">
      <style:paragraph-properties fo:text-align="end" style:justify-single-word="false"/>
      <style:text-properties fo:font-style="italic" officeooo:rsid="001e45bc" officeooo:paragraph-rsid="001e45bc" style:font-style-asian="italic" style:font-style-complex="italic"/>
    </style:style>
    <style:style style:name="T1" style:family="text">
      <style:text-properties style:font-name="Arial" fo:language="pt" fo:country="BR"/>
    </style:style>
    <style:style style:name="T2" style:family="text">
      <style:text-properties style:font-name="Arial" fo:language="pt" fo:country="BR" fo:font-style="normal" officeooo:rsid="001b02aa" style:font-style-asian="normal" style:font-style-complex="normal"/>
    </style:style>
    <style:style style:name="T3" style:family="text">
      <style:text-properties officeooo:rsid="001a17ed"/>
    </style:style>
    <style:style style:name="T4" style:family="text">
      <style:text-properties officeooo:rsid="001b02aa"/>
    </style:style>
    <style:style style:name="T5" style:family="text">
      <style:text-properties fo:font-style="italic" officeooo:rsid="001b02aa"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b02aa" style:font-style-asian="normal" style:font-style-complex="normal"/>
    </style:style>
    <style:style style:name="T8" style:family="text">
      <style:text-properties fo:font-style="normal" officeooo:rsid="001e45bc" style:font-style-asian="normal" style:font-style-complex="normal"/>
    </style:style>
    <style:style style:name="T9" style:family="text">
      <style:text-properties officeooo:rsid="001d2eea"/>
    </style:style>
    <style:style style:name="T10" style:family="text">
      <style:text-properties officeooo:rsid="001e45bc"/>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DIEL DA ROSA RIBEIR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DISSERTAÇÃO SOBRE A LEI – <text:span text:style-name="T3">PARTE 1</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BLUMENAU/ SC</text:p>
      <text:p text:style-name="P2">MAIO DE 2021</text:p>
      <text:p text:style-name="P3"><text:soft-page-break/><text:tab/>A dissertação a seguir é baseada principalmente em conceitos preestabelecidos em minha mente e fruto da bagagem adquirida intencionalmente ou não por mim. Traduzindo, as fontes são as “vozes <text:span text:style-name="T1">da</text:span> minha cabeça”. O pouco de sanidade que você vai encontrar nesse trabalho vem de ensinamentos da aula do professor OTONIEL TEIXEIRA.</text:p>
      <text:p text:style-name="P3"><text:tab/>A lei de Deus transmitida ao povo através de moisés após sua saída do Egito tem como objetivo principal a meu ver, uma reeducação daquele povo que havia vivido mais de 400 anos em uma terra que não lhes pertencia, com muita influência de deuses estranhos e de práticas que não agradavam a Deus. Além de reeducar o povo a lei tinha um objetivo principal, que era de servir de testemunho e espelho do caráter e da justiça de Deus através dos relacionamentos e códigos morais que aquele povo carregaria aonde quer que fosse.</text:p>
      <text:p text:style-name="P3"><text:tab/>Durante o período que o povo esteve no deserto <text:span text:style-name="T3">podemos ver vários desvios cometidos pelo povo que não cansava de infringir e ignorar as leis estabelecidas por Deus para a boa convivência entre todos daquele povo e para que eles fossem de fato aquilo que Deus fez com que eles se tornassem, Reino de sacerdotes, Povo exclusivo de Deus e Nação santa. A lei, se segui</text:span><text:span text:style-name="T10">d</text:span><text:span text:style-name="T3">a pelo povo, moldaria eles para se tornarem aquilo que Deus chamou para que eles fossem. Eles deveriam se tornar tudo isso assim que entrassem na terra prometida para servirem de testemunho vivo, real, e palpável para os povos vizinhos e todo o mundo.</text:span></text:p>
      <text:p text:style-name="P3"><text:tab/><text:span text:style-name="T3">Ora, bem sabemos que não foi bem isso que aconteceu, mas a lei cada dia crescia mais, pois a iniquidade do povo e a sua rebeldia era tamanha que muitas coisas que apenas demonstravam a dureza do coração do povo de Israel </text:span><text:span text:style-name="T4">(</text:span><text:span text:style-name="T5">Marcos 10:5).</text:span><text:span text:style-name="T7"> A lei era a revelação de Deus e de seu caráter para transformar a conduta do povo em uma conduta de um povo que seria um Reino de Sacerdotes, Povo </text:span><text:span text:style-name="T5">exclusivo</text:span><text:span text:style-name="T7"> de Deus e uma nação santa, ou seja, uma nação separada ou recortada, </text:span><text:span text:style-name="T8">p</text:span><text:span text:style-name="T7">ara que os povos olhassem e vissem DEUS. O que deveria ser evidenciado na vida e na conduta daquele povo era Deus e o seu caráter. Sua natureza perfeita e plena deveria </text:span><text:span text:style-name="T2">estar</text:span><text:span text:style-name="T7"> refletida </text:span><text:span text:style-name="T2">nas</text:span><text:span text:style-name="T7"> ações do povo que Deus havia escolhido para si. Mas, como diz aquele ditado: “Eles saíram do Egito, mas o Egito não saiu deles.”.</text:span></text:p>
      <text:p text:style-name="P3"><text:span text:style-name="T7"/></text:p>
      <text:p text:style-name="P6"><text:span text:style-name="T4">C</text:span>ontinuação no outro trabalh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language="pt" fo:country="BR"/>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Arial" fo:font-family="Arial" style:font-style-name="Normal" style:font-family-generic="swiss" style:font-pitch="variable" fo:language="pt" fo:country="BR"/>
    </style:style>
    <style:style style:name="List" style:family="paragraph" loext:hidden="true" style:hidden="true" style:parent-style-name="Text_20_body" style:class="list">
      <style:text-properties style:font-size-asian="12pt" style:font-name-complex="Lucida Sans1" style:font-family-complex="'Lucida Sans'" style:font-family-generic-complex="swiss"/>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loext:hidden="true" style:hidden="true" style:parent-style-name="Standard" style:class="extra"/>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 fo:font-family="Arial" style:font-style-name="Normal" style:font-family-generic="swiss" style:font-pitch="variable" fo:language="pt" fo:country="BR"/>
    </style:style>
    <style:style style:name="Abstrato" style:family="paragraph" style:parent-style-name="Standard">
      <style:paragraph-properties fo:margin-left="8.999cm" fo:margin-right="0cm" fo:text-indent="0cm" style:auto-text-indent="false"/>
    </style:style>
    <style:style style:name="Strong_20_Emphasis" style:display-name="Strong Emphasis" style:family="text">
      <style:text-properties style:font-name="Arial2" fo:font-family="Arial" style:font-style-name="Negrito" style:font-family-generic="swiss" style:font-pitch="variable" fo:font-weight="bold" style:font-weight-asian="bold" style:font-weight-complex="bold"/>
    </style:style>
    <style:style style:name="Emphasis" style:family="text">
      <style:text-properties style:font-name="Arial1" fo:font-family="Arial" style:font-style-name="Itálico" style:font-family-generic="swiss" style:font-pitch="variable" fo:font-style="italic" style:font-style-asian="italic" style:font-style-complex="italic"/>
    </style:style>
    <style:style style:name="Main_20_index_20_entry" style:display-name="Main index entry" style:family="text" loext:hidden="true" style:hidden="true">
      <style:text-properties fo:font-weight="bold" style:font-weight-asian="bold" style:font-weight-complex="bold"/>
    </style:style>
    <style:style style:name="Internet_20_link" style:display-name="Internet link" style:family="text">
      <style:text-properties fo:color="#000080" loext:opacity="1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1" fo:font-family="Arial" style:font-style-name="Itálico" style:font-family-generic="swiss" style:font-pitch="variable" fo:font-style="italic" style:font-style-asian="italic" style:font-style-complex="italic"/>
    </style:style>
    <style:style style:name="Footnote_20_Symbol" style:display-name="Footnote Symbol" style:family="text" loext:hidden="true" style:hidden="true"/>
    <style:style style:name="Endnote_20_anchor" style:display-name="Endnote anchor" style:family="text" loext:hidden="true" style:hidden="true">
      <style:text-properties style:text-position="super 58%"/>
    </style:style>
    <style:style style:name="Footnote_20_anchor" style:display-name="Footnote anchor" style:family="text" loext:hidden="true" style:hidden="true">
      <style:text-properties style:text-position="super 58%"/>
    </style:style>
    <style:style style:name="Caption_20_characters" style:display-name="Caption characters" style:family="text" loext:hidden="true" style:hidden="true"/>
    <style:style style:name="Endnote_20_Symbol" style:display-name="Endnote Symbol" style:family="text" loext:hidden="true"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dex_20_Link" style:display-name="Index Link" style:family="text" loext:hidden="true" style:hidden="true"/>
    <style:style style:name="Exampl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Line_20_numbering" style:display-name="Line numbering" style:family="text" loext:hidden="true"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Figura1" text:anchor-type="char" svg:width="17cm" svg:height="2.748cm" draw:z-index="1"><draw:image xlink:href="Pictures/1000000000000500000000CF73E1439B139099FF.jpg" xlink:type="simple" xlink:show="embed" xlink:actuate="onLoad" draw:mime-type="image/jpeg"/></draw:frame></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30T15:02:43.918000000</dc:date>
    <meta:editing-duration>PT10M8S</meta:editing-duration>
    <meta:editing-cycles>2</meta:editing-cycles>
    <meta:generator>LibreOffice/7.1.2.2$Windows_X86_64 LibreOffice_project/8a45595d069ef5570103caea1b71cc9d82b2aae4</meta:generator>
    <meta:document-statistic meta:table-count="0" meta:image-count="1" meta:object-count="0" meta:page-count="2" meta:paragraph-count="9" meta:word-count="420" meta:character-count="2356" meta:non-whitespace-character-count="1940"/>
  </office:meta>
</office:document-meta>
</file>